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ransactionalNestedTests.assertComm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figOverriddenByDefaultTests.notTransactional( @ Autowired DataSource data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nfig.transactionManager( DataSource data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ipleNestedWithInheritedConfigTests.transactional( @ Autowired DataSource data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ransactionalNestedTests.transactional( @ Autowired DataSource data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ripleNestedWithInheritedConfigAndTestInterfaceTests.notTransactional( @ Autowired DataSource data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oubleNestedWithOverriddenConfigTests.transactional( @ Autowired DataSource data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nfig.data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nsactionalNestedTests.assertRollbac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ipleNestedWithImplicitlyInheritedConfigTests.transactional( @ Autowired DataSource data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InheritedConfigTests.transactional( @ Autowired DataSource data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oubleNestedWithImplicitlyInheritedConfigTests.transactional( @ Autowired DataSource data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